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e627" officeooo:paragraph-rsid="000fe627"/>
    </style:style>
    <style:style style:name="P2" style:family="paragraph" style:parent-style-name="Standard">
      <style:text-properties officeooo:rsid="0010f544" officeooo:paragraph-rsid="0010f544"/>
    </style:style>
    <style:style style:name="P3" style:family="paragraph" style:parent-style-name="Standard">
      <style:text-properties officeooo:rsid="00115ec7" officeooo:paragraph-rsid="00115ec7"/>
    </style:style>
    <style:style style:name="T1" style:family="text">
      <style:text-properties officeooo:rsid="00115e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would you differently in a future but similar project?</text:p>
      <text:p text:style-name="P1"/>
      <text:p text:style-name="P1">As we were new to Android-development and development using libgdx when we started this project, we now know much more about developing this type of projects for the targeted environment (Android) and that will make it easier for us to start with new projects as we do not have to learn everything <text:span text:style-name="T1">again</text:span> from scratch. We will also be able to plan the project better with our newfound knowledge because we have a better grasp what a libgdx game consists of and can therefore hand out and split work in a more effective fashion.</text:p>
      <text:p text:style-name="P1"/>
      <text:p text:style-name="P2">The next time we do a similar project we will probably try to create and UML-diagram and some flowcharts of how the key componentes of the game/application should work at an earlier point in the project. </text:p>
      <text:p text:style-name="P2"/>
      <text:p text:style-name="P2">As most of us in the group were new to git when the project started that made our initial progress slow. The next time we are going to use git we will know better of how to correctly branch merge and deal with conflicts just to name few examples.</text:p>
      <text:p text:style-name="P2"/>
      <text:p text:style-name="P3">Put more time on modularizing some components of the project to decrease the coupling. Also try to make classes and methods have more defined purposes and avoid giving methods multiple purpo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45S</meta:editing-duration>
    <meta:editing-cycles>5</meta:editing-cycles>
    <meta:generator>LibreOffice/4.1.2.3$Windows_x86 LibreOffice_project/40b2d7fde7e8d2d7bc5a449dc65df4d08a7dd38</meta:generator>
    <dc:date>2013-10-23T15:15:51.891000000</dc:date>
    <meta:document-statistic meta:table-count="0" meta:image-count="0" meta:object-count="0" meta:page-count="1" meta:paragraph-count="5" meta:word-count="220" meta:character-count="1229" meta:non-whitespace-character-count="1013"/>
    <meta:user-defined meta:name="Info 1"/>
    <meta:user-defined meta:name="Info 2"/>
    <meta:user-defined meta:name="Info 3"/>
    <meta:user-defined meta:name="Info 4"/>
  </office:meta>
</office:document-meta>
</file>